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esthetic Iosevka Original" svg:font-family="'Aesthetic Iosevka Original'" style:font-pitch="variable"/>
    <style:font-face style:name="Arial" svg:font-family="Arial" style:font-family-generic="swiss"/>
    <style:font-face style:name="Arial Black" svg:font-family="'Arial Black'" style:font-pitch="variable"/>
    <style:font-face style:name="Courier New" svg:font-family="'Courier New'" style:font-family-generic="modern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Hack Nerd Font" svg:font-family="'Hack Nerd Font'" style:font-pitch="fixed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text-properties fo:background-color="#ffffff"/>
    </style:style>
    <style:style style:name="P2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4.501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4.501cm" style:type="right" style:leader-style="dotted" style:leader-text="."/>
        </style:tab-stops>
      </style:paragraph-properties>
    </style:style>
    <style:style style:name="P5" style:family="paragraph" style:parent-style-name="Subtitulo_20_k" style:list-style-name="L1">
      <loext:graphic-properties draw:fill-gradient-name="gradient" draw:fill-hatch-name="hatch"/>
      <style:paragraph-properties fo:margin-top="0cm" fo:margin-bottom="0.199cm" style:contextual-spacing="false" fo:line-height="115%"/>
    </style:style>
    <style:style style:name="P6" style:family="paragraph" style:parent-style-name="Subtitulo_20_k" style:list-style-name="L1">
      <loext:graphic-properties draw:fill-gradient-name="gradient" draw:fill-hatch-name="hatch"/>
      <style:paragraph-properties fo:margin-top="0cm" fo:margin-bottom="0.199cm" style:contextual-spacing="false" fo:line-height="115%"/>
      <style:text-properties officeooo:paragraph-rsid="001f3fb3"/>
    </style:style>
    <style:style style:name="P7" style:family="paragraph" style:parent-style-name="Text_20_body" style:list-style-name="L1">
      <loext:graphic-properties draw:fill-gradient-name="gradient" draw:fill-hatch-name="hatch"/>
      <style:paragraph-properties fo:margin-top="0cm" fo:margin-bottom="0.199cm" style:contextual-spacing="false" fo:line-height="115%"/>
      <style:text-properties fo:font-size="11pt" officeooo:paragraph-rsid="001f3fb3" style:font-size-asian="9.60000038146973pt" style:font-size-complex="11pt"/>
    </style:style>
    <style:style style:name="P8" style:family="paragraph" style:parent-style-name="Text_20_body" style:list-style-name="L1">
      <loext:graphic-properties draw:fill-gradient-name="gradient" draw:fill-hatch-name="hatch"/>
      <style:paragraph-properties fo:margin-top="0cm" fo:margin-bottom="0.199cm" style:contextual-spacing="false" fo:line-height="115%"/>
    </style:style>
    <style:style style:name="P9" style:family="paragraph" style:parent-style-name="Text_20_body" style:list-style-name="L1">
      <loext:graphic-properties draw:fill-gradient-name="gradient" draw:fill-hatch-name="hatch"/>
      <style:paragraph-properties fo:margin-top="0cm" fo:margin-bottom="0.199cm" style:contextual-spacing="false" fo:line-height="115%"/>
      <style:text-properties officeooo:paragraph-rsid="001f3fb3"/>
    </style:style>
    <style:style style:name="T1" style:family="text">
      <style:text-properties officeooo:rsid="001a3106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Sumario1">
        <text:table-of-content-source text:outline-level="10" text:use-index-source-styles="true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Titulo_20_k"/>
          </text:index-source-styles>
          <text:index-source-styles text:outline-level="2">
            <text:index-source-style text:style-name="Subtitulo_20_k"/>
          </text:index-source-styles>
        </text:table-of-content-source>
        <text:index-body>
          <text:index-title text:style-name="Sect1" text:name="Sumario1_Head">
            <text:p text:style-name="Contents_20_Heading">Índice</text:p>
          </text:index-title>
          <text:p text:style-name="P2"><text:a xlink:type="simple" xlink:href="#__RefHeading___Toc571_633633816" text:style-name="Index_20_Link" text:visited-style-name="Index_20_Link">TIPOS DE REDES SEGÚN SU TOPOLOGÍA<text:tab/>1</text:a></text:p>
          <text:p text:style-name="P3"><text:a xlink:type="simple" xlink:href="#__RefHeading___Toc573_633633816" text:style-name="Index_20_Link" text:visited-style-name="Index_20_Link">Red simple punto a punto<text:tab/>1</text:a></text:p>
          <text:p text:style-name="P3"><text:a xlink:type="simple" xlink:href="#__RefHeading___Toc583_633633816" text:style-name="Index_20_Link" text:visited-style-name="Index_20_Link">Topología de Malla punto a punto<text:tab/>1</text:a></text:p>
          <text:p text:style-name="P3"><text:a xlink:type="simple" xlink:href="#__RefHeading___Toc581_633633816" text:style-name="Index_20_Link" text:visited-style-name="Index_20_Link">Topología en Estrella<text:tab/>1</text:a></text:p>
          <text:p text:style-name="P3"><text:a xlink:type="simple" xlink:href="#__RefHeading___Toc579_633633816" text:style-name="Index_20_Link" text:visited-style-name="Index_20_Link">Topología en Árbol<text:tab/>1</text:a></text:p>
          <text:p text:style-name="P3"><text:a xlink:type="simple" xlink:href="#__RefHeading___Toc577_633633816" text:style-name="Index_20_Link" text:visited-style-name="Index_20_Link">Topología en Bus<text:tab/>1</text:a></text:p>
          <text:p text:style-name="P3"><text:a xlink:type="simple" xlink:href="#__RefHeading___Toc575_633633816" text:style-name="Index_20_Link" text:visited-style-name="Index_20_Link">Topología en Anillo<text:tab/>1</text:a></text:p>
        </text:index-body>
      </text:table-of-content>
      <text:p text:style-name="Titulo_20_k"/>
      <text:p text:style-name="Titulo_20_k"><text:bookmark-start text:name="__RefHeading___Toc571_633633816"/>TIPOS DE REDES SEGÚN SU TOPOLOGÍA<text:bookmark-end text:name="__RefHeading___Toc571_633633816"/></text:p>
      <text:list xml:id="list2889803859" text:style-name="L1">
        <text:list-item>
          <text:p text:style-name="P5"><text:bookmark-start text:name="__RefHeading___Toc573_633633816"/>Red simple punto a punto<text:bookmark-end text:name="__RefHeading___Toc573_633633816"/></text:p>
        </text:list-item>
        <text:list-item>
          <text:p text:style-name="P6"><text:bookmark-start text:name="__RefHeading___Toc583_633633816"/>Topología de Malla punto a punto<text:bookmark-end text:name="__RefHeading___Toc583_633633816"/></text:p>
          <text:p text:style-name="P8">Es la forma más cara de realizar una red, pues necesita un número de líneas igual a (N-1)*N / 2 , donde N es el número de ordenadores de la red. Como ventaja tiene que es la red donde se alcanza mayor velocidad de comunicación.<text:line-break/>Ilustración 2:Red tipo Malla</text:p>
        </text:list-item>
        <text:list-item>
          <text:p text:style-name="P5"><text:bookmark-start text:name="__RefHeading___Toc581_633633816"/>Topología en Estrella<text:bookmark-end text:name="__RefHeading___Toc581_633633816"/></text:p>
          <text:p text:style-name="P9">Utiliza un dispositivo central de interconexión que se encarga de gestionar el tráfico de los datos.</text:p>
        </text:list-item>
        <text:list-item>
          <text:p text:style-name="P5"><text:bookmark-start text:name="__RefHeading___Toc579_633633816"/>Topología en Árbol<text:bookmark-end text:name="__RefHeading___Toc579_633633816"/></text:p>
          <text:p text:style-name="P7">Utiliza varios dispositivos de interconexión, formando una red en forma de árbol o jerárquica.</text:p>
        </text:list-item>
        <text:list-item>
          <text:p text:style-name="P5"><text:bookmark-start text:name="__RefHeading___Toc577_633633816"/>Topología en Bus<text:bookmark-end text:name="__RefHeading___Toc577_633633816"/></text:p>
          <text:p text:style-name="P7">Utiliza un sólo cable que sirve como camino de comunicación común a todos los ordenadores. Es la forma más económica de construir una red, pero tiene el inconveniente de que puede llegar a ser muy lenta , ya que, en cada momento sólo puede haber un ordenador transmitiendo datos , los otros ordenadores deben esperar a que termine el ordenador que está en posesión del bus y se libere el camino para que pueda ser usado por otro ordenador que quiera transmitir algo.</text:p>
        </text:list-item>
        <text:list-item>
          <text:p text:style-name="P5"><text:bookmark-start text:name="__RefHeading___Toc575_633633816"/>Topología en Anillo<text:bookmark-end text:name="__RefHeading___Toc575_633633816"/></text:p>
          <text:p text:style-name="P7">(Token Ring) Es similar a la topología en BUS pero el ordenador que quiera transmitir datos debe obtener primero un testigo (Token) el cual le da permiso para poder transmitir. 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esthetic Iosevka Original" svg:font-family="'Aesthetic Iosevka Original'" style:font-pitch="variable"/>
    <style:font-face style:name="Arial" svg:font-family="Arial" style:font-family-generic="swiss"/>
    <style:font-face style:name="Arial Black" svg:font-family="'Arial Black'" style:font-pitch="variable"/>
    <style:font-face style:name="Courier New" svg:font-family="'Courier New'" style:font-family-generic="modern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Hack Nerd Font" svg:font-family="'Hack Nerd Font'" style:font-pitch="fixed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6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50%" style:page-number="auto">
        <style:tab-stops/>
      </style:paragraph-properties>
      <style:text-properties fo:font-size="11pt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margin-top="0cm" fo:margin-bottom="0.7cm" style:contextual-spacing="true" fo:line-height="100%" fo:text-align="center" style:justify-single-word="false">
        <style:tab-stops/>
      </style:paragraph-properties>
      <style:text-properties fo:text-transform="uppercase" fo:font-size="16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 style:master-page-name="">
      <style:paragraph-properties style:page-number="auto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11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ulo_20_k" style:display-name="Titulo k" style:family="paragraph" style:parent-style-name="Text_20_body">
      <style:text-properties fo:color="#0066ff" loext:opacity="100%" style:font-name="Times New Roman" fo:font-family="'Times New Roman'" style:font-family-generic="roman" style:font-pitch="variable" fo:font-size="14pt" style:font-size-asian="14pt" style:font-size-complex="14pt"/>
    </style:style>
    <style:style style:name="Subtitulo_20_k" style:display-name="Subtitulo k" style:family="paragraph" style:parent-style-name="Text_20_body">
      <style:text-properties fo:color="#00cc00" loext:opacity="100%" style:font-name="Hack Nerd Font" fo:font-family="'Hack Nerd Font'" style:font-pitch="fixed" fo:font-size="12pt" style:font-size-asian="12pt" style:font-size-complex="12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background-color="#ffffff"/>
    </style:style>
    <style:style style:name="MT1" style:family="text">
      <style:text-properties officeooo:rsid="001a3106"/>
    </style:style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1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1T11:21:40.119015384</meta:creation-date>
    <dc:title>Ofimática</dc:title>
    <meta:editing-duration>PT15M41S</meta:editing-duration>
    <meta:editing-cycles>3</meta:editing-cycles>
    <meta:generator>LibreOffice/7.4.1.2$Linux_X86_64 LibreOffice_project/40$Build-2</meta:generator>
    <dc:date>2022-11-01T12:19:46.569137969</dc:date>
    <meta:document-statistic meta:table-count="0" meta:image-count="0" meta:object-count="0" meta:page-count="1" meta:paragraph-count="21" meta:word-count="273" meta:character-count="1474" meta:non-whitespace-character-count="1232"/>
    <meta:template xlink:type="simple" xlink:actuate="onRequest" xlink:title="Ofimática" xlink:href="../../../Plantillas/Ofimática.ott" meta:date="2022-11-01T11:21:39.394831146"/>
  </office:meta>
</office:document-meta>
</file>